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41DCD6AB8DDF438A4B1.png" manifest:media-type="image/png"/>
  <manifest:file-entry manifest:full-path="Pictures/100000010000073A0000041DE92FDFBBE60848CF.png" manifest:media-type="image/png"/>
  <manifest:file-entry manifest:full-path="Pictures/100000010000073A0000041DA191AB58EF479752.png" manifest:media-type="image/png"/>
  <manifest:file-entry manifest:full-path="Pictures/100000010000073A0000041D4ED1E73137D08F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159cm" svg:y="-0.079cm" svg:width="17cm" svg:height="9.675cm" draw:z-index="0"><draw:image xlink:href="Pictures/100000010000073A0000041D4ED1E73137D08FC8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2" text:anchor-type="char" svg:x="0cm" svg:y="0.085cm" svg:width="17cm" svg:height="9.675cm" draw:z-index="1"><draw:image xlink:href="Pictures/100000010000073A0000041DA191AB58EF479752.png" xlink:type="simple" xlink:show="embed" xlink:actuate="onLoad" draw:mime-type="image/png"/></draw:frame></text:p>
      <text:p text:style-name="Standard"><draw:frame draw:style-name="fr2" draw:name="Image3" text:anchor-type="char" svg:x="0cm" svg:y="-0.635cm" svg:width="17cm" svg:height="9.675cm" draw:z-index="2"><draw:image xlink:href="Pictures/100000010000073A0000041DE92FDFBBE60848CF.png" xlink:type="simple" xlink:show="embed" xlink:actuate="onLoad" draw:mime-type="image/png"/></draw:frame><text:soft-page-break/></text:p>
      <text:p text:style-name="Standard"/>
      <text:p text:style-name="Standard"><draw:frame draw:style-name="fr1" draw:name="Image4" text:anchor-type="char" svg:width="17cm" svg:height="9.675cm" draw:z-index="3"><draw:image xlink:href="Pictures/100000010000073A0000041DCD6AB8DDF438A4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05:41:16.194257294</meta:creation-date>
    <dc:date>2023-10-01T05:44:12.746746684</dc:date>
    <meta:editing-duration>PT2M57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